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none" svg:stroke-color="#000000" draw:fill="none" draw:fill-color="#ffffff" fo:min-height="0.849cm"/>
    </style:style>
    <style:style style:name="gr8" style:family="graphic" style:parent-style-name="standard">
      <style:graphic-properties draw:stroke="none" svg:stroke-color="#000000" draw:fill="none" draw:fill-color="#ffffff" fo:min-height="1.649cm"/>
    </style:style>
    <style:style style:name="gr9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53.6cm" svg:y1="13.8cm" svg:x2="52.2cm" svg:y2="12cm">
          <text:p/>
        </draw:line>
        <draw:frame draw:style-name="gr2" draw:text-style-name="P2" draw:layer="layout" svg:width="2.1cm" svg:height="1.25cm" svg:x="53.3cm" svg:y="13.9cm">
          <draw:text-box>
            <text:p><text:span text:style-name="T1">run()</text:span></text:p>
          </draw:text-box>
        </draw:frame>
        <draw:custom-shape draw:style-name="gr3" draw:text-style-name="P3" draw:layer="layout" svg:width="5.8cm" svg:height="4.7cm" svg:x="10.7cm" svg:y="9.7cm">
          <text:p text:style-name="P1"><text:span text:style-name="T2">op_in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3cm" svg:height="0.933cm" svg:x="10.7cm" svg:y="11.567cm">
          <draw:text-box>
            <text:p>x</text:p>
          </draw:text-box>
        </draw:frame>
        <draw:custom-shape draw:style-name="gr3" draw:text-style-name="P3" draw:layer="layout" svg:width="7.2cm" svg:height="4.7cm" svg:x="1.4cm" svg:y="9.8cm">
          <text:p text:style-name="P1"><text:span text:style-name="T2">op_const_teac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6cm" svg:y1="12.1cm" svg:x2="10.7cm" svg:y2="12.1cm">
          <text:p/>
        </draw:line>
        <draw:custom-shape draw:style-name="gr3" draw:text-style-name="P3" draw:layer="layout" svg:width="6.6cm" svg:height="4.7cm" svg:x="18.6cm" svg:y="9.6cm">
          <text:p text:style-name="P1"><text:span text:style-name="T2">op_hidden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3cm" svg:height="0.933cm" svg:x="18.6cm" svg:y="11.567cm">
          <draw:text-box>
            <text:p>x</text:p>
          </draw:text-box>
        </draw:frame>
        <draw:frame draw:style-name="gr4" draw:layer="layout" svg:width="1.3cm" svg:height="0.933cm" svg:x="19.5cm" svg:y="9.867cm">
          <draw:text-box>
            <text:p>w</text:p>
          </draw:text-box>
        </draw:frame>
        <draw:frame draw:style-name="gr4" draw:layer="layout" svg:width="1.3cm" svg:height="0.933cm" svg:x="19.4cm" svg:y="13cm">
          <draw:text-box>
            <text:p>b</text:p>
          </draw:text-box>
        </draw:frame>
        <draw:line draw:style-name="gr5" draw:text-style-name="P1" draw:layer="layout" svg:x1="16.5cm" svg:y1="12cm" svg:x2="18.6cm" svg:y2="12cm">
          <text:p/>
        </draw:line>
        <draw:custom-shape draw:style-name="gr6" draw:text-style-name="P3" xml:id="id2" draw:id="id2" draw:layer="layout" svg:width="7.2cm" svg:height="4.7cm" svg:x="13.5cm" svg:y="3.8cm">
          <text:p text:style-name="P1"><text:span text:style-name="T2">op_var_w_hid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" draw:id="id3" draw:layer="layout" svg:width="7.2cm" svg:height="4.7cm" svg:x="14cm" svg:y="15.4cm">
          <text:p text:style-name="P1"><text:span text:style-name="T2">op_var_b_hid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7cm" svg:y1="8.3cm" svg:x2="19.8cm" svg:y2="9.9cm">
          <text:p/>
        </draw:line>
        <draw:line draw:style-name="gr5" draw:text-style-name="P1" draw:layer="layout" svg:x1="19.2cm" svg:y1="15.5cm" svg:x2="19.7cm" svg:y2="14cm">
          <text:p/>
        </draw:line>
        <draw:custom-shape draw:style-name="gr3" draw:text-style-name="P3" draw:layer="layout" svg:width="6.6cm" svg:height="4.7cm" svg:x="27.3cm" svg:y="9.5cm">
          <text:p text:style-name="P1"><text:span text:style-name="T2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3cm" svg:height="0.933cm" svg:x="27.3cm" svg:y="11.467cm">
          <draw:text-box>
            <text:p>x</text:p>
          </draw:text-box>
        </draw:frame>
        <draw:frame draw:style-name="gr4" draw:layer="layout" svg:width="1.3cm" svg:height="0.933cm" svg:x="28.2cm" svg:y="9.767cm">
          <draw:text-box>
            <text:p>w</text:p>
          </draw:text-box>
        </draw:frame>
        <draw:frame draw:style-name="gr4" draw:layer="layout" svg:width="1.3cm" svg:height="0.933cm" svg:x="28.1cm" svg:y="12.9cm">
          <draw:text-box>
            <text:p>b</text:p>
          </draw:text-box>
        </draw:frame>
        <draw:line draw:style-name="gr5" draw:text-style-name="P1" draw:layer="layout" svg:x1="25.2cm" svg:y1="11.9cm" svg:x2="27.3cm" svg:y2="11.9cm">
          <text:p/>
        </draw:line>
        <draw:custom-shape draw:style-name="gr6" draw:text-style-name="P3" draw:layer="layout" svg:width="7.2cm" svg:height="4.7cm" svg:x="22.2cm" svg:y="3.7cm">
          <text:p text:style-name="P1"><text:span text:style-name="T2">op_var_w_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7.2cm" svg:height="4.7cm" svg:x="22.7cm" svg:y="15.3cm">
          <text:p text:style-name="P1"><text:span text:style-name="T2">op_var_b_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7.4cm" svg:y1="8.2cm" svg:x2="28.5cm" svg:y2="9.8cm">
          <text:p/>
        </draw:line>
        <draw:line draw:style-name="gr5" draw:text-style-name="P1" draw:layer="layout" svg:x1="27.9cm" svg:y1="15.4cm" svg:x2="28.4cm" svg:y2="13.9cm">
          <text:p/>
        </draw:line>
        <draw:line draw:style-name="gr5" draw:text-style-name="P1" draw:layer="layout" svg:x1="33.9cm" svg:y1="11.8cm" svg:x2="36cm" svg:y2="11.8cm">
          <text:p/>
        </draw:line>
        <draw:custom-shape draw:style-name="gr3" draw:text-style-name="P3" draw:layer="layout" svg:width="7cm" svg:height="4.7cm" svg:x="36cm" svg:y="9.4cm">
          <text:p text:style-name="P1"><text:span text:style-name="T2">op_cross_entro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3cm" svg:height="0.933cm" svg:x="36.3cm" svg:y="11.3cm">
          <draw:text-box>
            <text:p>r</text:p>
          </draw:text-box>
        </draw:frame>
        <draw:custom-shape draw:style-name="gr3" draw:text-style-name="P3" draw:layer="layout" svg:width="7.2cm" svg:height="4.7cm" svg:x="32.2cm" svg:y="15.2cm">
          <text:p text:style-name="P1"><text:span text:style-name="T2">op_const_lab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6.9cm" svg:y1="15.1cm" svg:x2="37.4cm" svg:y2="13.6cm">
          <text:p/>
        </draw:line>
        <draw:frame draw:style-name="gr7" draw:layer="layout" svg:width="1.3cm" svg:height="1.099cm" svg:x="37.3cm" svg:y="12.7cm">
          <draw:text-box>
            <text:p>l</text:p>
          </draw:text-box>
        </draw:frame>
        <draw:custom-shape draw:style-name="gr3" draw:text-style-name="P3" xml:id="id1" draw:id="id1" draw:layer="layout" svg:width="7cm" svg:height="4.7cm" svg:x="45.3cm" svg:y="9.3cm">
          <text:p text:style-name="P1"><text:span text:style-name="T2">op_grad_optimi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3.1cm" svg:y1="11.7cm" svg:x2="45.2cm" svg:y2="11.7cm">
          <text:p/>
        </draw:line>
        <draw:frame draw:style-name="gr8" draw:layer="layout" svg:width="1.3cm" svg:height="1.899cm" svg:x="45.6cm" svg:y="11.167cm">
          <draw:text-box>
            <text:p>c</text:p>
          </draw:text-box>
        </draw:frame>
        <draw:connector draw:style-name="gr1" draw:text-style-name="P1" draw:layer="layout" draw:line-skew="-1.35cm" svg:x1="48.8cm" svg:y1="9.3cm" svg:x2="17.1cm" svg:y2="3.8cm" draw:start-shape="id1" draw:start-glue-point="4" draw:end-shape="id2" draw:end-glue-point="4" svg:d="m48800 9300v-7400h-31700v1900" svg:viewBox="0 0 31701 7401">
          <text:p/>
        </draw:connector>
        <draw:line draw:style-name="gr1" draw:text-style-name="P1" draw:layer="layout" svg:x1="25.8cm" svg:y1="2cm" svg:x2="25.8cm" svg:y2="3.7cm">
          <text:p/>
        </draw:line>
        <draw:frame draw:style-name="gr2" draw:text-style-name="P2" draw:layer="layout" svg:width="7.1cm" svg:height="1.25cm" svg:x="33.7cm" svg:y="2.15cm">
          <draw:text-box>
            <text:p><text:span text:style-name="T1">run</text:span><text:span text:style-name="T1">完了後に更新</text:span></text:p>
          </draw:text-box>
        </draw:frame>
        <draw:connector draw:style-name="gr1" draw:text-style-name="P1" draw:layer="layout" draw:line-skew="1.349cm" svg:x1="48.8cm" svg:y1="14cm" svg:x2="17.6cm" svg:y2="20.1cm" draw:start-shape="id1" draw:start-glue-point="8" draw:end-shape="id3" draw:end-glue-point="8" svg:d="m48800 14000v8000h-31200v-1900" svg:viewBox="0 0 31201 8001">
          <text:p/>
        </draw:connector>
        <draw:line draw:style-name="gr1" draw:text-style-name="P1" draw:layer="layout" svg:x1="26.5cm" svg:y1="21.9cm" svg:x2="26.5cm" svg:y2="20.2cm">
          <text:p/>
        </draw:line>
        <draw:frame draw:style-name="gr2" draw:text-style-name="P2" draw:layer="layout" svg:width="7.1cm" svg:height="1.25cm" svg:x="33.7cm" svg:y="20.95cm">
          <draw:text-box>
            <text:p><text:span text:style-name="T1">run</text:span><text:span text:style-name="T1">完了後に更新</text:span></text:p>
          </draw:text-box>
        </draw:frame>
        <draw:line draw:style-name="gr5" draw:text-style-name="P1" draw:layer="layout" svg:x1="45.6cm" svg:y1="8.1cm" svg:x2="46.7cm" svg:y2="9.7cm">
          <text:p/>
        </draw:line>
        <draw:frame draw:style-name="gr2" draw:text-style-name="P2" draw:layer="layout" svg:width="3.7cm" svg:height="1.25cm" svg:x="44.1cm" svg:y="7.1cm">
          <draw:text-box>
            <text:p><text:span text:style-name="T1">学習率</text:span></text:p>
          </draw:text-box>
        </draw:frame>
        <draw:frame draw:style-name="gr8" draw:layer="layout" svg:width="1.3cm" svg:height="1.899cm" svg:x="46.6cm" svg:y="9.8cm">
          <draw:text-box>
            <text:p>r</text:p>
          </draw:text-box>
        </draw:frame>
        <draw:frame draw:style-name="gr2" draw:text-style-name="P2" draw:layer="layout" svg:width="4.3cm" svg:height="1.25cm" svg:x="3.1cm" svg:y="10.3cm">
          <draw:text-box>
            <text:p><text:span text:style-name="T1">教師データ</text:span></text:p>
          </draw:text-box>
        </draw:frame>
        <draw:frame draw:style-name="gr2" draw:text-style-name="P2" draw:layer="layout" svg:width="4.3cm" svg:height="1.25cm" svg:x="34.4cm" svg:y="15.85cm">
          <draw:text-box>
            <text:p><text:span text:style-name="T1">ラベル</text:span></text:p>
          </draw:text-box>
        </draw:frame>
        <draw:frame draw:style-name="gr2" draw:text-style-name="P2" draw:layer="layout" svg:width="4.3cm" svg:height="1.25cm" svg:x="12.2cm" svg:y="10.3cm">
          <draw:text-box>
            <text:p><text:span text:style-name="T1">入力層</text:span></text:p>
          </draw:text-box>
        </draw:frame>
        <draw:frame draw:style-name="gr2" draw:text-style-name="P2" draw:layer="layout" svg:width="4.3cm" svg:height="1.25cm" svg:x="20.6cm" svg:y="10.1cm">
          <draw:text-box>
            <text:p><text:span text:style-name="T1">隠れ層</text:span></text:p>
          </draw:text-box>
        </draw:frame>
        <draw:frame draw:style-name="gr2" draw:text-style-name="P2" draw:layer="layout" svg:width="4.3cm" svg:height="1.25cm" svg:x="29.3cm" svg:y="10.05cm">
          <draw:text-box>
            <text:p><text:span text:style-name="T1">出力層</text:span></text:p>
          </draw:text-box>
        </draw:frame>
        <draw:frame draw:style-name="gr2" draw:text-style-name="P2" draw:layer="layout" svg:width="4.9cm" svg:height="1.25cm" svg:x="14.9cm" svg:y="4.45cm">
          <draw:text-box>
            <text:p><text:span text:style-name="T1">隠れ層の重み</text:span></text:p>
          </draw:text-box>
        </draw:frame>
        <draw:frame draw:style-name="gr2" draw:text-style-name="P2" draw:layer="layout" svg:width="4.9cm" svg:height="1.25cm" svg:x="23.6cm" svg:y="4.35cm">
          <draw:text-box>
            <text:p><text:span text:style-name="T1">出力層の重み</text:span></text:p>
          </draw:text-box>
        </draw:frame>
        <draw:frame draw:style-name="gr2" draw:text-style-name="P2" draw:layer="layout" svg:width="5.8cm" svg:height="1.25cm" svg:x="14.9cm" svg:y="16.1cm">
          <draw:text-box>
            <text:p><text:span text:style-name="T1">隠れ層のバイアス</text:span></text:p>
          </draw:text-box>
        </draw:frame>
        <draw:frame draw:style-name="gr2" draw:text-style-name="P2" draw:layer="layout" svg:width="5.8cm" svg:height="1.25cm" svg:x="23.6cm" svg:y="16.1cm">
          <draw:text-box>
            <text:p><text:span text:style-name="T1">中間層のバイアス</text:span></text:p>
          </draw:text-box>
        </draw:frame>
        <draw:frame draw:style-name="gr2" draw:text-style-name="P2" draw:layer="layout" svg:width="6.9cm" svg:height="1.25cm" svg:x="36.6cm" svg:y="10.2cm">
          <draw:text-box>
            <text:p><text:span text:style-name="T1">クロスエントロピー</text:span></text:p>
          </draw:text-box>
        </draw:frame>
        <draw:frame draw:style-name="gr2" draw:text-style-name="P2" draw:layer="layout" svg:width="3cm" svg:height="1.25cm" svg:x="47.7cm" svg:y="9.85cm">
          <draw:text-box>
            <text:p><text:span text:style-name="T1">勾配法</text:span></text:p>
          </draw:text-box>
        </draw:frame>
        <draw:frame draw:style-name="gr9" draw:layer="layout" svg:width="8.8cm" svg:height="1.35cm" svg:x="29.7cm" svg:y="5.35cm">
          <draw:text-box>
            <text:p>※ 赤い○は変数 OP ノード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7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10T19:52:05</dc:date>
    <dc:creator>tokai </dc:creator>
    <meta:editing-duration>PT19M40S</meta:editing-duration>
    <meta:editing-cycles>21</meta:editing-cycles>
    <meta:generator>LibreOffice/3.5$Linux_x86 LibreOffice_project/350m1$Build-2</meta:generator>
    <meta:document-statistic meta:object-count="54"/>
  </office:meta>
</office:document-meta>
</file>